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28cm" fo:min-width="0.278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35cm" fo:min-width="1.2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85cm" fo:min-width="0.8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45cm" fo:min-width="0.4cm"/>
    </style:style>
    <style:style style:name="gr5" style:family="graphic" style:parent-style-name="objectwithoutfill">
      <style:graphic-properties svg:stroke-width="0.018cm" svg:stroke-color="#0000ff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stroke="dash" draw:stroke-dash="Dashed_20__28_var_29_" svg:stroke-width="0.018cm" svg:stroke-color="#009900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0% 100%" fo:font-size="12pt" style:font-size-asian="12pt" style:font-size-complex="12pt"/>
    </style:style>
    <style:style style:name="T4" style:family="text">
      <style:text-properties style:text-position="-33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1.1cm" svg:height="1.1cm" svg:x="8.7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1cm" svg:height="1.1cm" svg:x="12.6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1cm" svg:height="1.1cm" svg:x="16.6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cm" svg:height="1.1cm" svg:x="9.5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cm" svg:height="1.1cm" svg:x="12.4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cm" svg:height="1.1cm" svg:x="6.5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7cm" svg:height="0.6cm" svg:x="3.6cm" svg:y="8.2cm">
          <text:p text:style-name="P2"><text:span text:style-name="T1">Sin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1.3cm" svg:height="1.1cm" svg:x="3.8cm" svg:y="7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cm" svg:height="0.7cm" svg:x="4cm" svg:y="7.3cm">
          <text:p/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6.761cm" svg:y1="4.639cm" svg:x2="13.7cm" svg:y2="6.25cm" draw:start-shape="id1" draw:start-glue-point="7" draw:end-shape="id2" draw:end-glue-point="10" svg:d="M16761 4639l-3061 1611" svg:viewBox="0 0 3062 1612">
          <text:p/>
        </draw:connector>
        <draw:connector draw:style-name="gr5" draw:text-style-name="P4" draw:layer="layout" draw:type="line" svg:x1="12.6cm" svg:y1="6.25cm" svg:x2="9.8cm" svg:y2="6.45cm" draw:start-shape="id2" draw:start-glue-point="6" draw:end-shape="id3" draw:end-glue-point="10" svg:d="M12600 6250l-2800 200" svg:viewBox="0 0 2801 201">
          <text:p/>
        </draw:connector>
        <draw:connector draw:style-name="gr5" draw:text-style-name="P4" draw:layer="layout" draw:type="line" svg:x1="8.7cm" svg:y1="6.45cm" svg:x2="5.1cm" svg:y2="7.65cm" draw:start-shape="id3" draw:start-glue-point="6" draw:end-shape="id4" draw:end-glue-point="1" svg:d="M8700 6450l-3600 1200" svg:viewBox="0 0 3601 1201">
          <text:p/>
        </draw:connector>
        <draw:line draw:style-name="gr5" draw:text-style-name="P4" draw:layer="layout" svg:x1="14.8cm" svg:y1="7.748cm" svg:x2="17cm" svg:y2="7.748cm">
          <text:p/>
        </draw:line>
        <draw:frame draw:style-name="gr6" draw:text-style-name="P6" draw:layer="layout" svg:width="2.915cm" svg:height="0.721cm" svg:x="16.885cm" svg:y="7.4cm">
          <draw:text-box>
            <text:p text:style-name="P5"><text:span text:style-name="T2">Routing path</text:span></text:p>
          </draw:text-box>
        </draw:frame>
        <draw:connector draw:style-name="gr7" draw:text-style-name="P4" draw:layer="layout" draw:type="curve" svg:x1="16.6cm" svg:y1="4.25cm" svg:x2="4.45cm" svg:y2="7.1cm" draw:start-shape="id1" draw:start-glue-point="6" draw:end-shape="id4" draw:end-glue-point="0" svg:d="M16600 4250c-8100 0-12150 950-12150 2850" svg:viewBox="0 0 12151 2851">
          <text:p text:style-name="P2"/>
        </draw:connector>
        <draw:frame draw:style-name="gr6" draw:text-style-name="P6" draw:layer="layout" svg:width="1.027cm" svg:height="0.822cm" svg:x="9.7cm" svg:y="4.4cm">
          <draw:text-box>
            <text:p text:style-name="P5"><text:span text:style-name="T3">t</text:span><text:span text:style-name="T4">e2e</text:span></text:p>
          </draw:text-box>
        </draw:frame>
        <draw:frame draw:style-name="gr6" draw:text-style-name="P6" draw:layer="layout" svg:width="0.756cm" svg:height="0.822cm" svg:x="15.3cm" svg:y="5.3cm">
          <draw:text-box>
            <text:p text:style-name="P5"><text:span text:style-name="T3">t</text:span><text:span text:style-name="T4">1</text:span></text:p>
          </draw:text-box>
        </draw:frame>
        <draw:frame draw:style-name="gr6" draw:text-style-name="P6" draw:layer="layout" svg:width="0.756cm" svg:height="0.822cm" svg:x="11cm" svg:y="6.5cm">
          <draw:text-box>
            <text:p text:style-name="P5"><text:span text:style-name="T3">t</text:span><text:span text:style-name="T4">2</text:span></text:p>
          </draw:text-box>
        </draw:frame>
        <draw:frame draw:style-name="gr6" draw:text-style-name="P6" draw:layer="layout" svg:width="0.756cm" svg:height="0.822cm" svg:x="6.7cm" svg:y="7cm">
          <draw:text-box>
            <text:p text:style-name="P5"><text:span text:style-name="T3">t</text:span><text:span text:style-name="T4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6T15:56:40.035288961</meta:creation-date>
    <dc:date>2017-05-06T16:56:21.284817593</dc:date>
    <meta:editing-duration>PT29M20S</meta:editing-duration>
    <meta:editing-cycles>1</meta:editing-cycles>
    <meta:document-statistic meta:object-count="19"/>
    <meta:generator>LibreOffice/5.3.2.2$Linux_X86_64 LibreOffice_project/30m0$Build-2</meta:generator>
  </office:meta>
</office:document-meta>
</file>